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language-asian="zh" style:country-asian="TW"/>
    </style:style>
    <style:style style:name="P2" style:family="paragraph" style:parent-style-name="Text_20_body">
      <style:text-properties fo:font-variant="normal" fo:text-transform="none" fo:color="#212529" fo:letter-spacing="normal" style:language-asian="zh" style:country-asian="TW"/>
    </style:style>
    <style:style style:name="P3" style:family="paragraph" style:parent-style-name="Text_20_body">
      <style:paragraph-properties fo:margin-left="0cm" fo:margin-right="0cm" fo:margin-top="0cm" fo:margin-bottom="0.212cm" fo:text-align="start" style:justify-single-word="false" fo:orphans="2" fo:widows="2" fo:text-indent="0cm" style:auto-text-indent="false"/>
      <style:text-properties fo:font-variant="normal" fo:text-transform="none" fo:color="#212529" fo:letter-spacing="normal"/>
    </style:style>
    <style:style style:name="P4" style:family="paragraph" style:parent-style-name="Text_20_body">
      <style:paragraph-properties fo:margin-left="0cm" fo:margin-right="0cm" fo:margin-top="0cm" fo:margin-bottom="0.212cm" fo:text-align="start" style:justify-single-word="false" fo:orphans="2" fo:widows="2" fo:text-indent="0cm" style:auto-text-indent="false"/>
      <style:text-properties fo:font-variant="normal" fo:text-transform="none" fo:color="#212529" fo:letter-spacing="normal" style:font-size-asian="12pt" style:font-style-asian="normal" style:font-weight-asian="normal"/>
    </style:style>
    <style:style style:name="P5" style:family="paragraph" style:parent-style-name="Text_20_body">
      <style:paragraph-properties fo:margin-left="0cm" fo:margin-right="0cm" fo:margin-top="0cm" fo:margin-bottom="0.212cm" fo:text-align="start" style:justify-single-word="false" fo:orphans="2" fo:widows="2" fo:text-indent="0cm" style:auto-text-indent="false"/>
    </style:style>
    <style:style style:name="T1" style:family="text">
      <style:text-properties fo:font-size="12pt" fo:font-style="normal" fo:font-weight="normal"/>
    </style:style>
    <style:style style:name="T2" style:family="text">
      <style:text-properties style:font-size-asian="12pt" style:font-style-asian="normal" style:font-weight-asian="normal"/>
    </style:style>
    <style:style style:name="T3" style:family="text">
      <style:text-properties fo:font-variant="normal" fo:text-transform="none" fo:color="#212529" fo:letter-spacing="normal" style:font-size-asian="12pt" style:font-style-asian="normal"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您好</text:span><text:span text:style-name="T1">~ </text:span></text:p>
      <text:p text:style-name="P4">歡迎進入網站，為了讓您能夠安心使用本網站的各項服務及資訊，我們在此向您說明本網站的會員權益、須知及服務條款，請您詳加閱讀，以保障您的權益。 </text:p>
      <text:p text:style-name="P5"><text:span text:style-name="Strong_20_Emphasis"><text:span text:style-name="T3">會員須知 </text:span></text:span></text:p>
      <text:p text:style-name="P3"><text:span text:style-name="T2">一</text:span><text:span text:style-name="T1">. </text:span><text:span text:style-name="T2">本會員服務條款所稱之「會員」為依照本網站所制定之程序完成加入會員並通過認證者。 </text:span></text:p>
      <text:p text:style-name="P3"><text:span text:style-name="T2">二</text:span><text:span text:style-name="T1">. </text:span><text:span text:style-name="T2">當您使用本網站服務時，表示您已同意及遵守本服務條款的規定事項及相關法律之規定。 </text:span></text:p>
      <text:p text:style-name="P3"><text:span text:style-name="T2">三</text:span><text:span text:style-name="T1">. </text:span><text:span text:style-name="T2">本網站保有審核加入會員資格之權利，已加入會員者，本網站亦保留有解除其會員資格之權利。 </text:span></text:p>
      <text:p text:style-name="P3"><text:span text:style-name="T2">四</text:span><text:span text:style-name="T1">. </text:span><text:span text:style-name="T2">本會員服務條款之修訂，適用於所有會員，當本網站修訂服務條款時，將於本網站上公告。 </text:span></text:p>
      <text:p text:style-name="P3"><text:span text:style-name="T2">五</text:span><text:span text:style-name="T1">. </text:span><text:span text:style-name="T2">使用本網站所提供之會員服務時，請使用加入會員時所登錄之帳號及密碼。 </text:span></text:p>
      <text:p text:style-name="P3"><text:span text:style-name="T2">六</text:span><text:span text:style-name="T1">. </text:span><text:span text:style-name="T2">會員須善盡帳號及密碼的使用與管理責任。對於使用該會員帳號及密碼</text:span><text:span text:style-name="T1">(</text:span><text:span text:style-name="T2">無關於會員本身或其他人</text:span><text:span text:style-name="T1">)</text:span><text:span text:style-name="T2">利用本網站服務所造成或衍生之所有行為及結果，會員須自行負擔全部責任。 </text:span></text:p>
      <text:p text:style-name="P3"><text:span text:style-name="T2">七</text:span><text:span text:style-name="T1">. </text:span><text:span text:style-name="T2">會員帳號及密碼遺失，或發現有無故遭第三者盜取使用會員資料之情事時，請立即和本網站客連絡處理，若因未即時通知，導致本網站無法有效防止及修改時，所造成的所有損失，會員應自負全責。 </text:span></text:p>
      <text:p text:style-name="P3"><text:span text:style-name="T2">八</text:span><text:span text:style-name="T1">. </text:span><text:span text:style-name="T2">每次結束使用本服務時，請將會員登出並關閉視窗，以確保您的會員權益。 </text:span></text:p>
      <text:p text:style-name="P3"><text:span text:style-name="T2">九</text:span><text:span text:style-name="T1">. </text:span><text:span text:style-name="T2">盜用第三者會員之帳號及密碼，導致第三者或本公司遭其他第三人或行政機關之調查或追訴時，第三者 </text:span></text:p>
      <text:p text:style-name="P3"><text:span text:style-name="T2">會員或本公司有權向您請求損害賠償</text:span><text:span text:style-name="T1">(</text:span><text:span text:style-name="T2">包含但不限於訴訟費用、律師費及商譽損失等</text:span><text:span text:style-name="T1">)</text:span><text:span text:style-name="T2">。 </text:span></text:p>
      <text:p text:style-name="P3"><text:span text:style-name="T2">十</text:span><text:span text:style-name="T1">. </text:span><text:span text:style-name="T2">會員登錄資料須提供您本人正確、最新及完整的資料</text:span><text:span text:style-name="T1">(</text:span><text:span text:style-name="T2">例</text:span><text:span text:style-name="T1">:</text:span><text:span text:style-name="T2">個人資料及信用卡資料</text:span><text:span text:style-name="T1">)</text:span><text:span text:style-name="T2">，不得有偽造、不實等之情事。 </text:span></text:p>
      <text:p text:style-name="P4">一經發現本公司有拒絕加入會員資格之權利，並得以暫停或終止其會員資格，若違反中華民國相關法律，亦將依法追究。 </text:p>
      <text:p text:style-name="P3"><text:span text:style-name="T2">十一</text:span><text:span text:style-name="T1">. </text:span><text:span text:style-name="T2">會員基本資料</text:span><text:span text:style-name="T1">(</text:span><text:span text:style-name="T2">例</text:span><text:span text:style-name="T1">:</text:span><text:span text:style-name="T2">住址、電話及其他登錄資料</text:span><text:span text:style-name="T1">)</text:span><text:span text:style-name="T2">有變更時，請不定期更新相關個人資料，確保其正確及完整性。若您提供的資料有錯誤或不符等現象，本網站有權暫停或終止您的帳號，並拒絕您繼續使用本服務。 </text:span></text:p>
      <text:p text:style-name="P3"><text:span text:style-name="T2">十二</text:span><text:span text:style-name="T1">. </text:span><text:span text:style-name="T2">未經會員本人同意，本公司原則上不會將涉及個人隱私之資料公開顯示給第三者，唯資料共用原則…等不在此限</text:span><text:span text:style-name="T1">(</text:span><text:span text:style-name="T2">請參閱本站「隱私權保護聲明」相關規定</text:span><text:span text:style-name="T1">)</text:span><text:span text:style-name="T2">。 </text:span></text:p>
      <text:p text:style-name="P3"><text:span text:style-name="T2">十三</text:span><text:span text:style-name="T1">. </text:span><text:span text:style-name="T2">會員應妥善保管密碼，不可將密碼洩露或提供給他人知道或使用，同一個會員身分證字號和密碼使用本服務所進行的所有行為，都將被認為是該會員本人和密碼持有人的行為。 </text:span></text:p>
      <text:p text:style-name="P3"><text:span text:style-name="T2">十四</text:span><text:span text:style-name="T1">. </text:span><text:span text:style-name="T2">本網站所使用之軟體、程式及網站上所有內容</text:span><text:span text:style-name="T1">(</text:span><text:span text:style-name="T2">包含但不限於著作、圖片、檔案、資訊、資料、網站架構、網頁設計…等</text:span><text:span text:style-name="T1">)</text:span><text:span text:style-name="T2">均由本網站或其他權利人依法擁有其智慧財產權</text:span><text:span text:style-name="T1">(</text:span><text:span text:style-name="T2">包含但不限於商標權、專利權、著作權、營業秘密與專有技術…等</text:span><text:span text:style-name="T1">)</text:span><text:span text:style-name="T2">。 </text:span><text:span text:style-name="T1"><text:line-break/></text:span><text:span text:style-name="T2">任何人非經本公司同意不得擅自使用、修改、重製、公開播送、改作、散布、發行、公開發表、進行還原工程、解編或反向組譯。如欲引用或轉載前述之軟體、程式或網站內容，必須依法取得本網站或其他權利人的事前書面同意。如有違反之情事，您應對本網站或其他權利人負損害賠償責任（包含但不限於訴訟費用及律師費用</text:span><text:span text:style-name="T1">...</text:span><text:span text:style-name="T2">等）。 </text:span></text:p>
      <text:p text:style-name="P5"><text:span text:style-name="Strong_20_Emphasis"><text:span text:style-name="T3">會員權益 </text:span></text:span></text:p>
      <text:p text:style-name="P4">一、當您註冊使用本網站時，即表示您已閱讀、瞭解並同意接受本服務條款之所有內容，並接受本網站公告之服務規範包括購物須知、隱私條款等，如您有違反本服務條款之行為時，本網站得隨時依據相關規則暫停或終止您使用本網站服務。 </text:p>
      <text:p text:style-name="P4">二、本網站有權於任何時間修改或變更本網站服務條款之內容亦或暫停、終止，不會另行通知個別會員。本服務條款一旦更動，本網站將於本網站網頁上公佈修改內容，建議您隨時注意該等修改或變更。而本網站修改後之服務條款一旦於本網站網頁上公佈，即有效取代先前服務條款或協議。若您於本網站服務條款進行任何修改或變更後繼續使用本服務，即視為您已閱讀、瞭解並同意接受該等修改或變更。 </text:p>
      <text:p text:style-name="P4"><text:soft-page-break/>三、若您為未滿二十歲，除應符合上述規定外，並應於您的家長（或監護人）閱讀、瞭解並同意本服務條款之所有內容及其後修改變更後，方得使用或繼續使用本網站服務。當您使用或繼續使用本網站服務時，即推定您的家長（或監護人）已閱讀、瞭解並同意接受本服務條款之所有內容及其後修改變更。</text:p>
      <text:p text:style-name="P4">四、如您不同意本服務條款之內容及或不同意本網站得隨時修改之，又或者您所屬的國家或地域排除本服務條款內容之全部或任何一部份時，請您立即停止使用本網站及其網站之服務。 </text:p>
      <text:p text:style-name="P4">您於使用本服務時，須承諾絕不為任何非法目的或以任何非法方式使用本服務，並承諾遵守中華民國相關法規及一切使用網際網路之國際慣例。並保證不得利用本網站從事任何侵害他人權益或違法之行為，且應遵守下列規定： </text:p>
      <text:p text:style-name="P3"><text:span text:style-name="T1">1.</text:span><text:span text:style-name="T2">不得冒用他人名義使用本網站服務。 </text:span></text:p>
      <text:p text:style-name="P3"><text:span text:style-name="T1">2.</text:span><text:span text:style-name="T2">不得使用程式或其他方法 </text:span><text:span text:style-name="T1"><text:line-break/>a.</text:span><text:span text:style-name="T2">大量申請或蒐集本網站檔案作為廣告或寄送廣告資料用途。 </text:span></text:p>
      <text:p text:style-name="P3"><text:span text:style-name="T1">b.</text:span><text:span text:style-name="T2">干擾本服務系統之正常運作或傳輸、散佈電腦病毒。 </text:span></text:p>
      <text:p text:style-name="P3"><text:span text:style-name="T1">3.</text:span><text:span text:style-name="T2">未經本公司許可，不得利用本服務或本網站所提供其他資源，包含但不限於圖文資料庫、編寫製作網頁之軟體等，從事任何商業交易行為、招攬廣告商或贊助人。 </text:span></text:p>
      <text:p text:style-name="P3"><text:span text:style-name="T1">4.</text:span><text:span text:style-name="T2">不得散布及使用 </text:span><text:span text:style-name="T1"><text:line-break/>a.</text:span><text:span text:style-name="T2">有損他人人格或商標權、著作權等智慧財產權或其他權利內容。 </text:span><text:span text:style-name="T1"><text:line-break/>b.</text:span><text:span text:style-name="T2">違反公共秩序、善良風俗或其他不法文字。 </text:span><text:span text:style-name="T1"><text:line-break/>c.</text:span><text:span text:style-name="T2">強烈政治、宗教色彩的偏激言論。 </text:span></text:p>
      <text:p text:style-name="P3"><text:span text:style-name="T1">5.</text:span><text:span text:style-name="T2">其他任何本網站有正當理由認為不適當之行為。 </text:span></text:p>
      <text:p text:style-name="P4">若您因違反本服務條款之規定而侵害任何第三人之權利，因而衍生或導致任何第三人對本網站提出任何索賠或請求，則您應對本網站負損害賠償責任（包含但不限於訴訟費用及律師費用…等）。 </text:p>
      <text:p text:style-name="P3"> </text:p>
      <text:p text:style-name="P4">謝謝您的閱讀，祝您愉快。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31S</meta:editing-duration>
    <meta:editing-cycles>4</meta:editing-cycles>
    <meta:generator>OpenOffice/4.1.15$Win32 OpenOffice.org_project/4115m2$Build-9813</meta:generator>
    <dc:date>2024-09-03T02:11:35.74</dc:date>
    <meta:document-statistic meta:table-count="0" meta:image-count="0" meta:object-count="0" meta:page-count="2" meta:paragraph-count="34" meta:word-count="2166" meta:character-count="2199"/>
    <meta:user-defined meta:name="Info 1"/>
    <meta:user-defined meta:name="Info 2"/>
    <meta:user-defined meta:name="Info 3"/>
    <meta:user-defined meta:name="Info 4"/>
  </office:meta>
</office:document-meta>
</file>